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4A0000005F0872A7323BF79A7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line-height="150%" fo:text-align="justify" style:justify-single-word="false" fo:padding="0in" fo:border="none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 fo:padding="0in" fo:border="none"/>
    </style:style>
    <style:style style:name="P4" style:family="paragraph" style:parent-style-name="Standard" style:master-page-name="Standard">
      <style:paragraph-properties fo:margin-top="0in" fo:margin-bottom="0in" loext:contextual-spacing="false" fo:line-height="150%" fo:text-align="justify" style:justify-single-word="false" style:page-number="1" fo:padding="0in" fo:border="none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true" fo:text-align="justify" style:justify-single-word="false" fo:text-indent="-0.25in" style:auto-text-indent="false" fo:padding="0in" fo:border="none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true" fo:text-align="justify" style:justify-single-word="false" fo:text-indent="-0.25in" style:auto-text-indent="false" fo:padding="0in" fo:border="none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e soussigné ………………………………………………………………………, membre du KAP …………………………………………………….. (ci-après “le KAP”), déclare avoir reçu en location de la part du Louvain-li-Nux: </text:p>
      <text:p text:style-name="P3"/>
      <text:list xml:id="list88271872146701772" text:style-name="WWNum2">
        <text:list-item>
          <text:p text:style-name="P5">…… <text:s/>Ordinateur Fixe <text:s/>+ Cable Alimentation (Location: ….... € pièce/jour)</text:p>
        </text:list-item>
        <text:list-item>
          <text:p text:style-name="P5">…… <text:s/>Ordinateur Portable + Chargeur (Location: …..... € pièce/jour)</text:p>
        </text:list-item>
        <text:list-item>
          <text:p text:style-name="P5">…… <text:s/>Ecran <text:s/>+ Cable VGA + Cable Alimentation (Location: …….. € pièce/jour)</text:p>
        </text:list-item>
        <text:list-item>
          <text:p text:style-name="P5">…… <text:s/>Clavier (Location: …….. € pièce/jour)</text:p>
        </text:list-item>
        <text:list-item>
          <text:p text:style-name="P5">…… <text:s/>Souris (Location: ……… € pièce/jour)</text:p>
        </text:list-item>
        <text:list-item>
          <text:p text:style-name="P5">…… <text:s/>Extra (.............................................................) (Location : ….... €/jour)</text:p>
        </text:list-item>
      </text:list>
      <text:p text:style-name="P3"/>
      <text:p text:style-name="P3">pour un total de ……….. € qui a été versée en échange de ce matériel.</text:p>
      <text:p text:style-name="P3"/>
      <text:p text:style-name="P3">L’ensemble du matériel est loué du ………………………….. au <text:s/>………………………….. et devra est rendu le lendemain de la date de fin de la location ou à une date définie ultérieurement par le Louvain-li-Nux et qui sera fournie au KAP par email.</text:p>
      <text:p text:style-name="P3"/>
      <text:p text:style-name="P3">En cas de matériel manquant, endommagé ou non fonctionnel, le montant associé sera facturé au KAP:</text:p>
      <text:list xml:id="list8085414453341908146" text:style-name="WWNum1">
        <text:list-item>
          <text:p text:style-name="P6">300 € par ordinateur,</text:p>
        </text:list-item>
        <text:list-item>
          <text:p text:style-name="P6">100 € par écran,</text:p>
        </text:list-item>
        <text:list-item>
          <text:p text:style-name="P6">10 € par clavier,</text:p>
        </text:list-item>
        <text:list-item>
          <text:p text:style-name="P6">10 € par souris.</text:p>
        </text:list-item>
      </text:list>
      <text:p text:style-name="P3"/>
      <text:p text:style-name="P3">La responsabilité de la préservation du matériel incombe à l’ensemble du KAP louant le matériel. Le Louvain-li-Nux ne pourra être tenu responsable de l’utilisation frauduleuse de ce matériel. De plus, le Louvain-li-Nux fournit ce matériel sans aucune garantie.</text:p>
      <text:p text:style-name="P3"/>
      <text:p text:style-name="P3">Le KAP s’engage à n’utiliser ce matériel que dans le cadre du projet associé au KAP.</text:p>
      <text:p text:style-name="P3"/>
      <text:p text:style-name="P3"/>
      <text:p text:style-name="P2">Fait le ………………………… à Louvain-la-Neuve, en double exemplaire.</text:p>
      <text:p text:style-name="P3"><text:soft-page-break/></text:p>
      <text:p text:style-name="P3"/>
      <text:p text:style-name="P3">Signature du locataire<text:tab/><text:tab/><text:tab/><text:tab/><text:tab/><text:tab/>Signature du Louvain-li-Nux</text:p>
      <text:p text:style-name="P1">Pour le KAP,</text:p>
      <text:p text:style-name="P1">Lu et approuv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padding="0in" fo:border="non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as-char" svg:width="0.7709in" svg:height="0.9898in" draw:z-index="1"><draw:image xlink:href="Pictures/100002010000004A0000005F0872A7323BF79A7E.png" xlink:type="simple" xlink:show="embed" xlink:actuate="onLoad"/><svg:desc>logo.png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21" meta:word-count="241" meta:character-count="1508" meta:non-whitespace-character-count="1282"/>
    <meta:generator>LibreOfficeDev/5.1.0.3$Linux_X86_64 LibreOffice_project/</meta:generator>
  </office:meta>
</office:document-meta>
</file>